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fc471"/>
    </style:style>
    <style:style style:name="T1" style:family="text">
      <style:text-properties officeooo:rsid="000fc4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sudo su cuckoo</text:span></text:p>
      <text:p text:style-name="P1"><text:span text:style-name="Source_20_Text">. ~/cuckoo/bin/activate</text:span></text:p>
      <text:p text:style-name="P1"><text:span text:style-name="Source_20_Text">cuckoo rooter --sudo --group cuckoo</text:span></text:p>
      <text:p text:style-name="P1"><text:span text:style-name="Source_20_Text">cuckoo web --host 127.0.0.1 --port 8080</text:span></text:p>
      <text:p text:style-name="P3"><text:span text:style-name="Source_20_Text"><text:span text:style-name="T1">vmcloak-vboxnet0</text:span></text:span></text:p>
      <text:p text:style-name="P3"><text:span text:style-name="Source_20_Text"><text:span text:style-name="T1">sudo sysctl -w net.ipv4.conf.vboxnet0.forwarding=1</text:span></text:span></text:p>
      <text:p text:style-name="P3"><text:span text:style-name="Source_20_Text"><text:span text:style-name="T1">sudo sysctl -w net.ipv4.conf.wlp13s0.forwarding=1</text:span></text:span></text:p>
      <text:p text:style-name="P3"><text:span text:style-name="Source_20_Text">cuckoo --debug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9T01:04:17.732140972</meta:creation-date>
    <dc:date>2023-05-29T07:16:48.701337416</dc:date>
    <meta:editing-duration>PT26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2" meta:character-count="240" meta:non-whitespace-character-count="221"/>
  </office:meta>
</office:document-meta>
</file>